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Nimbus Sans L" svg:font-family="'Nimbus Sans 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e94a6" officeooo:paragraph-rsid="000e94a6"/>
    </style:style>
    <style:style style:name="P2" style:family="paragraph" style:parent-style-name="Table_20_Contents">
      <style:text-properties officeooo:rsid="00108f3b" officeooo:paragraph-rsid="00108f3b"/>
    </style:style>
    <style:style style:name="P3" style:family="paragraph" style:parent-style-name="Table_20_Contents">
      <style:text-properties officeooo:rsid="0010db4e" officeooo:paragraph-rsid="0010db4e"/>
    </style:style>
    <style:style style:name="P4" style:family="paragraph" style:parent-style-name="Table_20_Contents">
      <style:text-properties officeooo:rsid="00124988" officeooo:paragraph-rsid="00124988"/>
    </style:style>
    <style:style style:name="P5" style:family="paragraph" style:parent-style-name="Standard">
      <style:text-properties officeooo:rsid="000d6bfd" officeooo:paragraph-rsid="000d6bfd"/>
    </style:style>
    <style:style style:name="P6" style:family="paragraph" style:parent-style-name="Standard">
      <style:text-properties officeooo:rsid="000e94a6" officeooo:paragraph-rsid="000e94a6"/>
    </style:style>
    <style:style style:name="P7" style:family="paragraph" style:parent-style-name="Standard">
      <style:text-properties officeooo:rsid="000e94a6" officeooo:paragraph-rsid="000e94a6"/>
    </style:style>
    <style:style style:name="P8" style:family="paragraph" style:parent-style-name="Standard">
      <style:text-properties officeooo:rsid="00126595" officeooo:paragraph-rsid="00126595"/>
    </style:style>
    <style:style style:name="P9" style:family="paragraph" style:parent-style-name="Standard">
      <style:text-properties fo:font-weight="bold" officeooo:rsid="00126595" officeooo:paragraph-rsid="00126595" style:font-weight-asian="bold" style:font-weight-complex="bold"/>
    </style:style>
    <style:style style:name="T1" style:family="text">
      <style:text-properties officeooo:rsid="000e94a6"/>
    </style:style>
    <style:style style:name="T2" style:family="text">
      <style:text-properties officeooo:rsid="000f7214"/>
    </style:style>
    <style:style style:name="T3" style:family="text">
      <style:text-properties officeooo:rsid="000f831e"/>
    </style:style>
    <style:style style:name="T4" style:family="text">
      <style:text-properties officeooo:rsid="00108f3b"/>
    </style:style>
    <style:style style:name="T5" style:family="text">
      <style:text-properties officeooo:rsid="001265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o hệ 12 con giáp chúng ta có 10 can là:<text:line-break/>GIÁP, ẤT, BÍNH, ĐINH, MẬU, KỶ, CANH, TÂN, NHÂM, QUÝ</text:p>
      <text:p text:style-name="P5">và 12 con giáp là</text:p>
      <text:p text:style-name="P5">TÝ, SỬU, DẦN, MẸO, THÌN, TỴ, NGỌ, MÙI, THÂN, DẬU, TUẤT, HỢI</text:p>
      <text:p text:style-name="P5"/>
      <text:p text:style-name="P5">Để đặt <text:span text:style-name="T1">tên cho một năm âm lịch, người ta sẽ ghép một can với một con giáp. Năm tiếp theo sẽ mang tên của can tiếp theo và con giáp tiếp theo. Ví dụ năm 2015 là năm ẤT MÙI thì năm 2016 sẽ mang can tiếp theo là BÍNH và con giáp tiếp theo là THÂN, như vậy năm 2016 là năm BÍNH THÂN. <text:s/>Một công ty X muốn nhảy vào thị trường làm lịch, hãy giúp công ty X viết phần mềm tính tên âm lịch cho năm.</text:span></text:p>
      <text:p text:style-name="P5"/>
      <text:p text:style-name="P5">INPUT </text:p>
      <text:p text:style-name="P6">Một con số nguyên khác 0 <text:span text:style-name="T3">có trị tuyệt đối không quá 1 tỷ</text:span>. Đây là năm cần xét, <text:span text:style-name="T2">năm trước công nguyên được quy ước ghi bằng số âm và năm sau công nguyên quy ước ghi bằng số dương.</text:span></text:p>
      <text:p text:style-name="P6"/>
      <text:p text:style-name="P6">OUTPUT </text:p>
      <text:p text:style-name="P6">Tên âm lịch của năm đó, viết hoa toàn bộ, không bỏ dấu. <text:span text:style-name="T5">Quy ước để phân biệt Tý và Tỵ thì Tý sẽ viết với dấu nháy kép thay cho dấu sắc</text:span></text:p>
      <text:p text:style-name="P9">TY'</text:p>
      <text:p text:style-name="P8">và Tỵ sẽ viết với dấu chấm câu thay cho dấu nặng:</text:p>
      <text:p text:style-name="P9">TY.</text:p>
      <text:p text:style-name="P6"/>
      <text:p text:style-name="P6">VÍ DỤ:</text:p>
      <table:table table:name="Table1" table:style-name="Table1">
        <table:table-column table:style-name="Table1.A"/>
        <table:table-column table:style-name="Table1.B"/>
        <table:table-row>
          <table:table-cell table:style-name="Table1.A1" office:value-type="string">
            <text:p text:style-name="Table_20_Contents">Input</text:p>
          </table:table-cell>
          <table:table-cell table:style-name="Table1.B1" office:value-type="string">
            <text:p text:style-name="Table_20_Contents">Output</text:p>
          </table:table-cell>
        </table:table-row>
        <table:table-row>
          <table:table-cell table:style-name="Table1.A2" office:value-type="string">
            <text:p text:style-name="P1">2015</text:p>
          </table:table-cell>
          <table:table-cell table:style-name="Table1.B2" office:value-type="string">
            <text:p text:style-name="Table_20_Contents">AT <text:span text:style-name="T1">MUI</text:span></text:p>
          </table:table-cell>
        </table:table-row>
        <table:table-row>
          <table:table-cell table:style-name="Table1.A2" office:value-type="string">
            <text:p text:style-name="P1">1968</text:p>
          </table:table-cell>
          <table:table-cell table:style-name="Table1.B2" office:value-type="string">
            <text:p text:style-name="P1">MAU THAN</text:p>
          </table:table-cell>
        </table:table-row>
        <table:table-row>
          <table:table-cell table:style-name="Table1.A2" office:value-type="string">
            <text:p text:style-name="P2">40</text:p>
          </table:table-cell>
          <table:table-cell table:style-name="Table1.B2" office:value-type="string">
            <text:p text:style-name="P2">CANH TY</text:p>
          </table:table-cell>
        </table:table-row>
        <table:table-row>
          <table:table-cell table:style-name="Table1.A2" office:value-type="string">
            <text:p text:style-name="Table_20_Contents">-<text:span text:style-name="T4">208</text:span></text:p>
          </table:table-cell>
          <table:table-cell table:style-name="Table1.B2" office:value-type="string">
            <text:p text:style-name="P3">QUY TY</text:p>
          </table:table-cell>
        </table:table-row>
        <table:table-row>
          <table:table-cell table:style-name="Table1.A2" office:value-type="string">
            <text:p text:style-name="P4">1985</text:p>
          </table:table-cell>
          <table:table-cell table:style-name="Table1.B2" office:value-type="string">
            <text:p text:style-name="P4">AT SUU</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Nimbus Sans L" svg:font-family="'Nimbus Sans 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6T15:05:23.124430740</meta:creation-date>
    <meta:generator>LibreOffice/4.4.5.2$Linux_X86_64 LibreOffice_project/40m0$Build-2</meta:generator>
    <dc:date>2015-10-17T15:59:34.706144717</dc:date>
    <meta:editing-duration>PT42M43S</meta:editing-duration>
    <meta:editing-cycles>8</meta:editing-cycles>
    <dc:creator>Trường An Phạm Nguyễn</dc:creator>
    <meta:document-statistic meta:table-count="1" meta:image-count="0" meta:object-count="0" meta:page-count="1" meta:paragraph-count="24" meta:word-count="238" meta:character-count="1005" meta:non-whitespace-character-count="788"/>
  </office:meta>
</office:document-meta>
</file>